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adornments="Regular" style:font-pitch="variable" style:font-charset="x-symbol"/>
    <style:font-face style:name="OpenSymbol" svg:font-family="OpenSymbol"/>
    <style:font-face style:name="Wingdings" svg:font-family="Wingdings"/>
    <style:font-face style:name="Courier New" svg:font-family="'Courier New'" style:font-family-generic="modern" style:font-pitch="fixed"/>
    <style:font-face style:name="Bradley Hand ITC" svg:font-family="'Bradley Hand ITC'"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Cambria" fo:font-size="12pt" style:font-size-asian="12pt" style:font-size-complex="12pt"/>
    </style:style>
    <style:style style:name="P2" style:family="paragraph" style:parent-style-name="Normal_20__28_Web_29_">
      <style:paragraph-properties fo:margin-top="0.0193in" fo:margin-bottom="0.0193in"/>
      <style:text-properties style:font-name="Cambria" fo:font-size="12pt" style:font-size-asian="12pt" style:font-name-complex="Calibri1" style:font-size-complex="12pt"/>
    </style:style>
    <style:style style:name="P3" style:family="paragraph" style:parent-style-name="Normal_20__28_Web_29_">
      <style:paragraph-properties fo:margin-top="0.0193in" fo:margin-bottom="0.0193in"/>
      <style:text-properties fo:font-size="15pt" style:text-underline-style="solid" style:text-underline-width="auto" style:text-underline-color="font-color" fo:font-weight="bold" style:font-size-asian="15pt" style:font-weight-asian="bold" style:font-size-complex="15pt" style:font-weight-complex="bold"/>
    </style:style>
    <style:style style:name="P4" style:family="paragraph" style:parent-style-name="Normal_20__28_Web_29_">
      <style:paragraph-properties fo:margin-top="0.0193in" fo:margin-bottom="0.0193in" fo:padding="0.0201in" fo:border="0.0071in solid #000000" style:shadow="none"/>
      <style:text-properties style:font-name="Cambria" fo:font-size="13pt" style:text-underline-style="solid" style:text-underline-width="auto" style:text-underline-color="font-color" fo:font-weight="bold" style:font-size-asian="13pt" style:font-weight-asian="bold" style:font-name-complex="Calibri1" style:font-size-complex="13pt" style:font-weight-complex="bold"/>
    </style:style>
    <style:style style:name="P5" style:family="paragraph" style:parent-style-name="Normal_20__28_Web_29_">
      <style:paragraph-properties fo:margin-top="0.0193in" fo:margin-bottom="0.0193in" fo:padding="0.0201in" fo:border="0.0071in solid #000000" style:shadow="none"/>
      <style:text-properties style:font-name="Cambria" fo:font-size="12pt" style:font-size-asian="12pt" style:font-name-complex="Calibri1" style:font-size-complex="12pt"/>
    </style:style>
    <style:style style:name="P6" style:family="paragraph" style:parent-style-name="Normal_20__28_Web_29_">
      <style:paragraph-properties fo:margin-top="0.0193in" fo:margin-bottom="0.0193in" fo:padding="0.0201in" fo:border="0.0071in solid #000000" style:shadow="none"/>
      <style:text-properties style:font-name="Cambria" fo:font-size="12pt" fo:font-style="normal" fo:font-weight="normal" style:font-size-asian="12pt" style:font-style-asian="normal" style:font-weight-asian="normal" style:font-name-complex="Calibri1" style:font-size-complex="12pt" style:font-style-complex="normal" style:font-weight-complex="normal"/>
    </style:style>
    <style:style style:name="P7" style:family="paragraph" style:parent-style-name="Normal_20__28_Web_29_">
      <style:paragraph-properties fo:margin-top="0.0193in" fo:margin-bottom="0.0193in" fo:padding="0.0201in" fo:border="0.0071in solid #000000" style:shadow="none"/>
      <style:text-properties style:font-name="Cambria" fo:font-size="12pt" fo:font-weight="bold" style:font-size-asian="12pt" style:font-weight-asian="bold" style:font-name-complex="Calibri1" style:font-size-complex="12pt" style:font-weight-complex="bold"/>
    </style:style>
    <style:style style:name="P8" style:family="paragraph" style:parent-style-name="Standard">
      <style:paragraph-properties fo:margin-top="0.0193in" fo:margin-bottom="0.0193in"/>
      <style:text-properties style:font-name="Cambria" fo:font-size="12pt" style:font-size-asian="12pt" style:font-name-complex="Calibri1" style:font-size-complex="12pt"/>
    </style:style>
    <style:style style:name="P9" style:family="paragraph" style:parent-style-name="Normal_20__28_Web_29_">
      <style:paragraph-properties fo:margin-top="0.0193in" fo:margin-bottom="0.0193in" fo:break-before="page"/>
      <style:text-properties style:font-name="Cambria" fo:font-size="12pt" style:font-size-asian="12pt" style:font-name-complex="Calibri1" style:font-size-complex="12pt"/>
    </style:style>
    <style:style style:name="P10" style:family="paragraph" style:parent-style-name="Standard">
      <style:paragraph-properties fo:margin-top="0in" fo:margin-bottom="0in" fo:line-height="100%"/>
      <style:text-properties fo:color="#000000" style:font-name="Cambria" fo:font-size="15pt" style:text-underline-style="solid" style:text-underline-width="auto" style:text-underline-color="font-color" fo:font-weight="bold" style:font-size-asian="15pt" style:font-weight-asian="bold" style:font-size-complex="15pt" style:font-style-complex="italic" style:font-weight-complex="bold"/>
    </style:style>
    <style:style style:name="P11" style:family="paragraph" style:parent-style-name="List_20_Paragraph">
      <style:paragraph-properties fo:margin-top="0in" fo:margin-bottom="0in" fo:line-height="100%"/>
      <style:text-properties fo:color="#000000" style:font-name="Cambria" fo:font-size="12pt" style:font-size-asian="12pt" style:font-size-complex="12pt" style:font-style-complex="italic"/>
    </style:style>
    <style:style style:name="P12" style:family="paragraph" style:parent-style-name="No_20_Spacing" style:master-page-name="Standard">
      <style:paragraph-properties style:page-number="auto"/>
      <style:text-properties style:font-name="Cambria" fo:font-size="15pt" fo:font-weight="bold" style:font-size-asian="15pt" style:font-weight-asian="bold" style:font-name-complex="Calibri1" style:font-size-complex="15pt"/>
    </style:style>
    <style:style style:name="P13" style:family="paragraph" style:parent-style-name="List_20_Paragraph" style:list-style-name="WWNum1">
      <style:paragraph-properties fo:margin-top="0in" fo:margin-bottom="0in" fo:line-height="100%"/>
      <style:text-properties fo:color="#000000" style:font-name="Cambria" fo:font-size="12pt" style:font-size-asian="12pt" style:font-size-complex="12pt" style:font-style-complex="italic"/>
    </style:style>
    <style:style style:name="P14" style:family="paragraph" style:parent-style-name="Normal_20__28_Web_29_">
      <style:paragraph-properties fo:margin-top="0.0193in" fo:margin-bottom="0.0193in" fo:padding="0.0201in" fo:border="0.0071in solid #000000" style:shadow="none"/>
      <style:text-properties style:font-name="Cambria" fo:font-size="12pt" fo:font-style="italic" fo:font-weight="bold" style:font-size-asian="12pt" style:font-style-asian="italic" style:font-weight-asian="bold" style:font-name-complex="Calibri1" style:font-size-complex="12pt" style:font-style-complex="italic" style:font-weight-complex="bold"/>
    </style:style>
    <style:style style:name="P15" style:family="paragraph" style:parent-style-name="Normal_20__28_Web_29_">
      <style:paragraph-properties fo:margin-top="0.0193in" fo:margin-bottom="0.0193in" fo:padding="0.0201in" fo:border="0.0071in solid #000000" style:shadow="none"/>
      <style:text-properties style:font-name="Cambria" fo:font-size="12pt" fo:font-weight="normal" style:font-size-asian="12pt" style:font-weight-asian="normal" style:font-name-complex="Calibri1" style:font-size-complex="12pt" style:font-weight-complex="normal"/>
    </style:style>
    <style:style style:name="P16" style:family="paragraph" style:parent-style-name="Normal_20__28_Web_29_">
      <style:paragraph-properties fo:margin-top="0.0193in" fo:margin-bottom="0.0193in" fo:padding="0.0201in" fo:border="0.0071in solid #000000" style:shadow="none"/>
      <style:text-properties style:font-name="Cambria" fo:font-size="12pt" fo:font-weight="bold" style:font-size-asian="12pt" style:font-weight-asian="bold" style:font-name-complex="Calibri1" style:font-size-complex="12pt" style:font-weight-complex="bold"/>
    </style:style>
    <style:style style:name="P17" style:family="paragraph" style:parent-style-name="Normal_20__28_Web_29_">
      <style:paragraph-properties fo:margin-top="0.0193in" fo:margin-bottom="0.0193in"/>
      <style:text-properties fo:font-size="15pt" style:text-underline-style="solid" style:text-underline-width="auto" style:text-underline-color="font-color" fo:font-weight="bold" style:font-size-asian="15pt" style:font-weight-asian="bold" style:font-size-complex="15pt" style:font-weight-complex="bold"/>
    </style:style>
    <style:style style:name="P18" style:family="paragraph" style:parent-style-name="Normal_20__28_Web_29_">
      <style:paragraph-properties fo:margin-top="0.0193in" fo:margin-bottom="0.0193in"/>
      <style:text-properties fo:font-size="12pt" fo:font-style="normal" style:text-underline-style="none" fo:font-weight="normal" style:font-size-asian="12pt" style:font-style-asian="normal" style:font-weight-asian="normal" style:font-size-complex="12pt" style:font-style-complex="normal" style:font-weight-complex="bold"/>
    </style:style>
    <style:style style:name="P19" style:family="paragraph" style:parent-style-name="Normal_20__28_Web_29_">
      <style:paragraph-properties fo:margin-top="0.0193in" fo:margin-bottom="0.0193in"/>
      <style:text-properties style:font-name="Cambria" fo:font-size="12pt" style:font-size-asian="12pt" style:font-name-complex="Calibri1" style:font-size-complex="12pt"/>
    </style:style>
    <style:style style:name="P20" style:family="paragraph" style:parent-style-name="Normal_20__28_Web_29_">
      <style:paragraph-properties fo:margin-top="0.0193in" fo:margin-bottom="0.0193in" fo:break-before="page"/>
      <style:text-properties fo:font-size="15pt" style:text-underline-style="solid" style:text-underline-width="auto" style:text-underline-color="font-color" fo:font-weight="bold" style:font-size-asian="15pt" style:font-weight-asian="bold" style:font-size-complex="15pt"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fo:font-weight="normal" style:font-weight-asian="normal" style:font-weight-complex="normal"/>
    </style:style>
    <style:style style:name="gr1" style:family="graphic">
      <style:graphic-properties draw:stroke="none" draw:fill="none" fo:min-height="11in" fo:min-width="8.5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Lesson 56: Brute-Force Attacks </text:p>
      <text:p text:style-name="P10">Needed</text:p>
      <text:list xml:id="list436092503" text:style-name="WWNum1">
        <text:list-item>
          <text:p text:style-name="P13">2 Boe-Bots with whiskers, resistors, LEDs, wires</text:p>
        </text:list-item>
        <text:list-item>
          <text:p text:style-name="P13">1 computer with PBASIC</text:p>
        </text:list-item>
      </text:list>
      <text:p text:style-name="P11"/>
      <text:p text:style-name="P10">Overview</text:p>
      <text:p text:style-name="P2">Our goal in this lesson is to understand how passwords can be broken using brute-force and how difficult it can be to crack it this way for long enough passwords. <text:s/></text:p>
      <text:p text:style-name="P2"/>
      <text:p text:style-name="P2">Let us start with a simple password scheme such as logging on to an email account. <text:s/>In a naive system, one might be required to use a password with 4 characters in the range A-Z all upper case. <text:s/>For such systems, brute-force attacks are fairly reasonable depending on the speed of the system. <text:s/>A <text:span text:style-name="T1">brute-force attack</text:span> is simply a means to break into a system via a direct attack, in this case, by just guessing the password - such as by trying every possible one. <text:s/>In this case, we would guess the following:</text:p>
      <text:p text:style-name="P8">AAAA, AAAB, AAAC, ..., AAAZ, AABA, AABB, ... ZZZZ</text:p>
      <text:p text:style-name="P2"/>
      <text:p text:style-name="P2">How complex is such a system to crack by brute-force? <text:s/>There are 26 choices per letter in the password and 4 letters so that gives us 26<text:span text:style-name="T4">4</text:span>=456,976 passwords. <text:s/>That seems like a lot but if the system is evenly reasonably fast and efficient it will take little time to guess the password. <text:s/>If we up the size limit to 8 characters, we can get 26<text:span text:style-name="T4">8</text:span>=208,827,064,576 which is quite a bit more difficult.</text:p>
      <text:p text:style-name="P2"/>
      <text:p text:style-name="P2">Of course, it is still not enough. <text:s/>Hence it is better to also increase the number of options from 26 to something larger by introducing (and often requiring) upper/lower case letters, digits 0-9, and special characters (!?@) and even longer passwords (e.g. 20 characters). <text:s/>These systems are much harder to break into using plain brute-force. <text:s/>They often start by guessing meaningful or common passwords like "Rust0n". <text:s/>But that is for another time.</text:p>
      <text:p text:style-name="P2"/>
      <text:p text:style-name="P2">Note, this activity is not designed with the Keypad activity from Lessons 51 and 55. <text:s/>However, if those are done successfully, then the use of Whiskers (as input devices) can be altered to use the Keypad generated portion. <text:s/>This essentially makes the first two Activities pretty straightforward (and basically complete). <text:s/>The final step is the real challenge... having one Boe-Bot hack into the other. <text:s/>That activity only needs to be altered slightly to incorporate the number of "digits" used by the system and the manner in which numbers are entered.</text:p>
      <text:p text:style-name="P9"/>
      <text:p text:style-name="P4">Activity 1 (Whiskers as a passcode locking mechanism)</text:p>
      <text:p text:style-name="P5">Introduce the problem but do not discuss solutions or even brute-force attacks yet. <text:s/>This activity should be relatively easy for the students to do but is a good review of wiring (Whiskers), Flowcharts, and Programming. <text:s/>So, it might take some class time.</text:p>
      <text:p text:style-name="P5"/>
      <text:p text:style-name="P5"><text:span text:style-name="T3">Step 1:</text:span> Wire the Boe-Bot so that two pins are triggered (into Low state) when either the left whisker or right whisker are depressed. <text:s/>And hook up at least one motor to another pin (or do several motors).</text:p>
      <text:p text:style-name="P5"/>
      <text:p text:style-name="P5"><text:span text:style-name="T3">Step 2:</text:span> (Practice step) Code the Boe-Bot so that pressing the left whisker, releasing it, and then pressing and releasing the right whisker causes the motor to move. <text:s/><text:span text:style-name="T2">Conceptually, the whiskers act as a keypad (with only two digits) and the motor acts as a lock, when it moves it performs the act of unlocking.</text:span></text:p>
      <text:p text:style-name="P5"/>
      <text:p text:style-name="P5"><text:span text:style-name="T3">Step 3:</text:span> Create the logic as a <text:span text:style-name="T2">flowchart</text:span> for the following operation. <text:s/>Create a passcode as a sequence of 4 Left or Right whisker presses. <text:s/>E.g. LRLL means that a user must depress (and release) the left whisker, then right whisker, then left whisker twice. <text:s/>Have the Boe-Bot sit idle waiting for whisker input. <text:s/>Whenever a whisker is depressed and released check it with the correct expected value. <text:s/>If it matches, advance to the next character expected. <text:s/>If it happens to be the last character (in this case the fourth), unlock the motor. <text:s/>If it is incorrect go into an incorrect state ignoring all subsequent depressions until a reset is entered. <text:s/>At any point, if both whiskers are depressed simultaneously and after both whiskers have been released, the index is reset. <text:s/><text:span text:style-name="T1">This should be familiar given the previous binary counter activity!</text:span></text:p>
      <text:p text:style-name="P14"/>
      <text:p text:style-name="P6">As with the binary counter, care needs to be taken so that both a depress and release are recognized or else you can get multiple pushes registered for a single push.</text:p>
      <text:p text:style-name="P6"/>
      <text:p text:style-name="P6">The storage for the passcode can be done as either an array (as with the sorting example) or as a single byte. <text:s/>The array is pretty straightforward to do (but less memory efficient). <text:s/>Store an array where each entry is one value for left or right. <text:s/>And have an index that refers to the place in the array for the next expected whisker press. <text:s/>Use a sentinel value (e.g. some value out of range - like 255) to mark that the incorrect whisker was pushed. <text:s/>Or keep a separate variable to store a true/false flag indicating if the sequence <text:soft-page-break/>entered so far is valid or not. <text:s/>(Remembering to reset it along with the index).</text:p>
      <text:p text:style-name="P6"/>
      <text:p text:style-name="P6">The byte storage method is more memory efficient but requires the use of bit-level operations. <text:s/>Here observe that Left (0) and Right (1) can be represented as bits. <text:s/>So, LRLL could be 0100. <text:s/>One must then use combinations of OR, AND, and XOR operations to determine the sequence. <text:s/>(This alternative is posed more as a challenge.)</text:p>
      <text:p text:style-name="P6"/>
      <text:p text:style-name="P5"><text:span text:style-name="T3">Step 4:</text:span> Using the flowchart as a reference, convert the Flowchart program into a PBasic program and test it by trying some invalid sequences along with resets at various times and valid sequences. <text:s/>It might help to start with a passcode of size 2 using this system and then work up to 4 characters.</text:p>
      <text:p text:style-name="P3"/>
      <text:p text:style-name="P4">Activity 2 (Manual Brute-Force)</text:p>
      <text:p text:style-name="P5">Have each student code their robot for their own chosen hidden 4-bit (L or R) passcode. <text:s/>Then have them swap the Boe-Bot with another student who subsequently attempts to determine the correct passcode to unlock the motor. <text:s/></text:p>
      <text:p text:style-name="P5"/>
      <text:p text:style-name="P5">See who gets it done the fastest and ask the students to explain their technique. <text:s/>(Some might try specific orderings while others might randomly guess.) <text:s/>There are only 16 possible combinations so it should not take too long.</text:p>
      <text:p text:style-name="P5"/>
      <text:p text:style-name="P5">Then, discuss the notion of brute-force attacks highlighting hopefully some good strategies to guess all combinations. <text:s/>Note, some might for example, try it incrementally LLLL, LLLR, .... <text:s/>While others might start with RRRR, and go down. <text:s/>While others might try something more elaborate.</text:p>
      <text:p text:style-name="P5"/>
      <text:p text:style-name="P5">Ask how difficult it would be if the sequence were 10 characters long... now there are <text:span text:style-name="T3">1024</text:span> possible passcodes!</text:p>
      <text:p text:style-name="P3"/>
      <text:p text:style-name="P20"/>
      <text:p text:style-name="P4">Activity 3/Homework/Multi-Day (Automatic Brute-Force)</text:p>
      <text:p text:style-name="P5"/>
      <text:p text:style-name="P5">This is a challenging extension - if possible do in class but most likely needs a day in itself or given as homework.</text:p>
      <text:p text:style-name="P5"/>
      <text:p text:style-name="P5"><text:span text:style-name="T3">Task:</text:span> Create a separate Boe-Bot program to hack into the other passcode-locked Boe-Bot.</text:p>
      <text:p text:style-name="P5"/>
      <text:p text:style-name="P7">Step 1: <text:span text:style-name="T5">Write a program that simply prints out all possible combinations (of 4 bits characters); in essence, have it output:</text:span></text:p>
      <text:p text:style-name="P15">LLLL</text:p>
      <text:p text:style-name="P15">LLLR</text:p>
      <text:p text:style-name="P15">LLRL</text:p>
      <text:p text:style-name="P15">....</text:p>
      <text:p text:style-name="P15">RRRR</text:p>
      <text:p text:style-name="P15">(in some order, although using the same order helps verify but there are only 16.)</text:p>
      <text:p text:style-name="P7">Do NOT hardcode the output. <text:s/>It will make it far more difficult to extend to larger sizes!</text:p>
      <text:p text:style-name="P7"/>
      <text:p text:style-name="P5"><text:span text:style-name="T3">Step 2: </text:span><text:span text:style-name="T5">As a separate step, write a program that takes one sequence e.g. LRLR and sends the same sequence out of two pins as if depressing whiskers in that order. <text:s/>That is, first have the program set both pins to LOW (depressed), pause a split second, then set both pins to HIGH, pause a split second (this accomplishes the "reset" feature.) <text:s/>Then have it depress/pause/release the Left Whisker only. <text:s/>Then the right whisker only. <text:s/>Then left and finally right. <text:s/>Note it might help to visualize this by hooking up LEDs to the two pins that are being used. <text:s/>So, that they light up when released and go off when depressed.</text:span></text:p>
      <text:p text:style-name="P15"/>
      <text:p text:style-name="P15">Style Tip: Ideally, the transmission program for a specific passcode will be written as a procedure. <text:s/>So, one could write into say 4 variables (or an array) the values 0,1,0,0 (interpreted as LRLL) and then call the procedure which would subsequently perform the proper signal outputs.</text:p>
      <text:p text:style-name="P15"/>
      <text:p text:style-name="P5"><text:span text:style-name="T3">Step 3:</text:span><text:span text:style-name="T5"> We are now ready to use two Boe-Bots. <text:s/>The </text:span><text:span text:style-name="T1">Locked</text:span><text:span text:style-name="T5"> Bot represents the Boe-Bot that stores the passcode and uses it to move a motor (unlocking some object). <text:s/>The </text:span><text:span text:style-name="T1">Hacker</text:span><text:span text:style-name="T5"> Bot contains the new code that will be directly wired to the Locked Bot and will run its own hacking software. <text:s/>"Hack" into the Locked Bot. <text:s/>Using the Boe-Botwork activity as a starting lesson, wire the </text:span><text:soft-page-break/><text:span text:style-name="T5">output pin for the left whisker on the Hacker to the input pin for the left Whisker on the Locked Bot and the same for the right Whisker. <text:s/>Also be sure to connect the ground pins together as with the Boe-Botwork activity.</text:span></text:p>
      <text:p text:style-name="P15"/>
      <text:p text:style-name="P15">Now, if wired correctly, <text:s/>setting the output pin to LOW should have the same effect as depressing the Whisker. <text:s/>You can test this by using the initial steps of the first activity (Activity 1 - Steps 1 and 2.) <text:s/>And then the Hacker Bot simply has to send the proper Left and Right Whisker sequences.</text:p>
      <text:p text:style-name="P15"/>
      <text:p text:style-name="P5"><text:span text:style-name="T3">Step 4:</text:span><text:span text:style-name="T5"> Combine Steps 1, 2, and 3 to get a system on the Hacker Bot that tries every combination until the Locked Bot is cracked. <text:s/>Instead of having Step 1 print out the sequence, have it use Step 2 to transmit the correct Left/Right whisker sequences. <text:s/>The hook-up from Step 3 will transmit the sequences over to Locked Bot. <text:s/>The LEDs can be used to visualize the depressions being done and then to determine that when the proper sequence is sent that the lock does in fact open. <text:s/>Test this on a Boe-Bot with a known passcode.</text:span></text:p>
      <text:p text:style-name="P15"/>
      <text:p text:style-name="P15"><text:span text:style-name="T3">Step 5:</text:span> Update both the Locked Bot and the Hacker Bot to use 10 presses (e.g. LLRRLRLRRL). <text:s/>And have the students take turns using their Hacker Bot to unlock another students Locked Bot.</text:p>
      <text:p text:style-name="P15"/>
      <text:p text:style-name="P15">This should have the feel of what is commonly seen in a crime/hacker movie whereby one hooks up a little device that quickly cracks a locked system. <text:s/>The Locked Bot represents of course the keypad and lock and the Hacker Bot represents the device brought in by the agents to crack the system after wiring it to the Keypad.</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adornments="Regular" style:font-pitch="variable" style:font-charset="x-symbol"/>
    <style:font-face style:name="OpenSymbol" svg:font-family="OpenSymbol"/>
    <style:font-face style:name="Wingdings" svg:font-family="Wingdings"/>
    <style:font-face style:name="Courier New" svg:font-family="'Courier New'" style:font-family-generic="modern" style:font-pitch="fixed"/>
    <style:font-face style:name="Bradley Hand ITC" svg:font-family="'Bradley Hand ITC'"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Bradley Hand ITC" fo:font-size="18pt" style:font-size-asian="18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_20_Spacing" style:display-name="No Spacing" style:family="paragraph"/>
    <style:style style:name="Head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style style:name="List_20_Paragraph" style:display-name="List Paragraph" style:family="paragraph" style:parent-style-name="Standard"/>
    <style:style style:name="Normal_20__28_Web_29_" style:display-name="Normal (Web)"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style style:name="Placeholder_20_Text" style:display-name="Placeholder Text" style:family="text" style:parent-style-name="Default_20_Paragraph_20_Font"/>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Cambria" fo:font-size="12pt" style:font-size-asian="12pt" style:font-size-complex="12pt"/>
    </style:style>
    <style:style style:name="Mgr1" style:family="graphic">
      <style:graphic-properties draw:stroke="none" draw:fill="none" fo:min-height="11in" fo:min-width="8.5in" style:run-through="foreground" style:wrap="none"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in" fo:margin-bottom="0.5in" fo:margin-left="1in" fo:margin-right="1in" style:writing-mode="lr-tb" style:layout-grid-color="#c0c0c0" style:layout-grid-lines="26162"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MP1"><draw:custom-shape text:anchor-type="paragraph" draw:z-index="4" draw:style-name="Mgr1" svg:width="8.5004in" svg:height="11.0004in" svg:x="0in" svg:y="0in"><text:p/><draw:enhanced-geometry draw:type="mso-spt75"/></draw:custom-shape>Cyber Science<text:tab/>Boe-Bot<text:tab/>Lesson 56: Keypad Attack</text:p>
      </style:header>
      <style:header-left>
        <text:p text:style-name="Header"><draw:custom-shape text:anchor-type="paragraph" draw:z-index="1" draw:style-name="Mgr1" svg:width="8.5004in" svg:height="11.0004in" svg:x="0in" svg:y="0in"><text:p/><draw:enhanced-geometry draw:type="mso-spt75"/></draw:custom-shape></text:p>
      </style:header-left>
    </style:master-page>
    <style:master-page style:name="First_20_Page" style:display-name="First Page" style:page-layout-name="Mpm2" style:next-style-name="Standard">
      <style:header>
        <text:p text:style-name="Header"><draw:custom-shape text:anchor-type="paragraph" draw:z-index="5" draw:style-name="Mgr1" svg:width="8.5004in" svg:height="11.0004in" svg:x="0in" svg:y="0in"><text:p/><draw:enhanced-geometry draw:type="mso-spt75"/></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lie</meta:initial-creator>
    <dc:creator>Christian Duncan</dc:creator>
    <meta:editing-cycles>25</meta:editing-cycles>
    <meta:creation-date>2010-08-24T18:20:00</meta:creation-date>
    <dc:date>2011-05-04T08:00:27</dc:date>
    <meta:editing-duration>PT42H59M35S</meta:editing-duration>
    <meta:generator>OpenOffice.org/3.2$Linux OpenOffice.org_project/320m12$Build-9483</meta:generator>
    <meta:document-statistic meta:table-count="0" meta:image-count="0" meta:object-count="0" meta:page-count="5" meta:paragraph-count="44" meta:word-count="1682" meta:character-count="9638"/>
    <meta:template xlink:type="simple" xlink:actuate="onRequest" xlink:title="Normal.dotm" xlink:href=""/>
  </office:meta>
</office:document-meta>
</file>